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15.51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api\api_tms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???</text:p>
          </table:table-cell>
          <table:table-cell office:value-type="string">
            <text:p>C:\DemoSQuoRE\C++\SysFera\VISHNU\VISHNU_1.1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cancel_job.cpp</text:p>
          </table:table-cell>
          <table:table-cell office:value-type="float" office:value="36">
            <text:p>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2">
            <text:p>21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4">
            <text:p>21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0">
            <text:p>22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4">
            <text:p>22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displayer.cpp</text:p>
          </table:table-cell>
          <table:table-cell office:value-type="float" office:value="300">
            <text:p>3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get_job_output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internalApi.cpp</text:p>
          </table:table-cell>
          <table:table-cell office:value-type="float" office:value="145">
            <text:p>14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ent\JobOutputProxy.cpp</text:p>
          </table:table-cell>
          <table:table-cell office:value-type="float" office:value="38">
            <text:p>3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ent\JobOutputProx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Job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JobServ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cli\list_jobs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table:style-name="ce3" office:value-type="string">
            <text:p>Fixed</text:p>
          </table:table-cell>
          <table:table-cell office:value-type="string">
            <text:p>C:\DemoSQuoRE\C++\SysFera\VISHNU\VISHNU_1.1.0\TMS\src\server\ListProgressServer.h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18_0_1</text:p>
          </table:table-cell>
          <table:table-cell office:value-type="string">
            <text:p>C library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66">
            <text:p>6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istQueuesServer.hpp</text:p>
          </table:table-cell>
          <table:table-cell office:value-type="float" office:value="74">
            <text:p>7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185">
            <text:p>1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39">
            <text:p>23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7">
            <text:p>25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1">
            <text:p>26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3">
            <text:p>26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5">
            <text:p>26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7">
            <text:p>26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71">
            <text:p>27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1">
            <text:p>29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2">
            <text:p>29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3">
            <text:p>29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295">
            <text:p>29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27">
            <text:p>527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75">
            <text:p>5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79">
            <text:p>5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81">
            <text:p>5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83">
            <text:p>5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89">
            <text:p>5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91">
            <text:p>5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95">
            <text:p>5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97">
            <text:p>5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599">
            <text:p>59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01">
            <text:p>60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03">
            <text:p>60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05">
            <text:p>6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07">
            <text:p>6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09">
            <text:p>6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11">
            <text:p>6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13">
            <text:p>6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15">
            <text:p>61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17">
            <text:p>61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cpp</text:p>
          </table:table-cell>
          <table:table-cell office:value-type="float" office:value="619">
            <text:p>61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hpp</text:p>
          </table:table-cell>
          <table:table-cell office:value-type="float" office:value="136">
            <text:p>1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LLServer.h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MonitorTMS.cpp</text:p>
          </table:table-cell>
          <table:table-cell office:value-type="float" office:value="118">
            <text:p>1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MonitorTMS.h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7">
            <text:p>19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2" office:value-type="string">
            <text:p>static var</text:p>
          </table:table-cell>
          <table:table-cell office:value-type="string">
            <text:p>C:\DemoSQuoRE\C++\SysFera\VISHNU\VISHNU_1.1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static var</text:p>
          </table:table-cell>
          <table:table-cell office:value-type="string">
            <text:p>C:\DemoSQuoRE\C++\SysFera\VISHNU\VISHNU_1.1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Fixed</text:p>
          </table:table-cell>
          <table:table-cell office:value-type="string">
            <text:p>C:\DemoSQuoRE\C++\SysFera\VISHNU\VISHNU_1.1.0\TMS\src\slave\slave.cpp</text:p>
          </table:table-cell>
          <table:table-cell office:value-type="float" office:value="146">
            <text:p>14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Fixed</text:p>
          </table:table-cell>
          <table:table-cell office:value-type="string">
            <text:p>C:\DemoSQuoRE\C++\SysFera\VISHNU\VISHNU_1.1.0\TMS\src\slave\slav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SHJobExec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table:style-name="ce3" office:value-type="string">
            <text:p>Fixed</text:p>
          </table:table-cell>
          <table:table-cell office:value-type="string">
            <text:p>C:\DemoSQuoRE\C++\SysFera\VISHNU\VISHNU_1.1.0\TMS\src\server\SSHJobExec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d\tmssed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456">
            <text:p>45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18_0_2</text:p>
          </table:table-cell>
          <table:table-cell office:value-type="string">
            <text:p>atof, atoi and atol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4">
            <text:p>68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686">
            <text:p>6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35">
            <text:p>13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hpp</text:p>
          </table:table-cell>
          <table:table-cell office:value-type="float" office:value="147">
            <text:p>14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  <table:database-ranges>
        <table:database-range table:target-range-address="Feuille1.A1:Feuille1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1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1:20:26</dc:date>
    <dc:creator>traore </dc:creator>
    <meta:generator>OpenOffice.org/3.2$Unix OpenOffice.org_project/320m19$Build-9505</meta:generator>
    <meta:editing-duration>PT10H28M00S</meta:editing-duration>
    <meta:editing-cycles>28</meta:editing-cycles>
    <meta:document-statistic meta:table-count="1" meta:cell-count="690" meta:object-count="0"/>
  </office:meta>
</office:document-meta>
</file>